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Lucida Sans Unicode" svg:font-family="'Lucida Sans Unicode'" style:font-pitch="variable"/>
    <style:font-face style:name="Tahoma2" svg:font-family="Tahoma" style:font-pitch="variable"/>
    <style:font-face style:name="Tahoma1" svg:font-family="Tahoma, Lucidasans, 'Lucida Sans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b8ff" draw:fill-hatch-solid="false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800080" draw:fill-hatch-solid="false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800080" draw:fill-hatch-solid="true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solid" draw:fill-color="#47b8b8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cm" fo:min-width="2.579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cm" fo:min-width="1.233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00b8ff" draw:fill-hatch-solid="false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800080" draw:fill-hatch-solid="false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800080" draw:fill-hatch-solid="true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47b8b8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2.287cm" svg:height="2.01cm" draw:transform="rotate (-3.14159265358979) translate (13.3954861111112cm 15.6545416666667cm)" svg:viewBox="0 0 2288 2011" draw:points="2288,4 1134,2011 0,0 0,4">
            <text:p/>
          </draw:polygon>
          <draw:polygon draw:style-name="gr2" draw:text-style-name="P2" draw:layer="layout" svg:width="2.287cm" svg:height="2.01cm" draw:transform="rotate (-3.14159265358979) translate (10.683625cm 15.6439583333333cm)" svg:viewBox="0 0 2288 2011" draw:points="2288,4 1134,2011 0,0 0,4">
            <text:p/>
          </draw:polygon>
          <draw:polygon draw:style-name="gr3" draw:text-style-name="P3" draw:layer="layout" svg:width="1.142cm" svg:height="0.997cm" draw:transform="rotate (-3.14159265358979) translate (12.834cm 14.649cm)" svg:viewBox="0 0 1143 998" draw:points="1143,0 0,0 573,998">
            <text:p/>
          </draw:polygon>
          <draw:polygon draw:style-name="gr2" draw:text-style-name="P2" draw:layer="layout" svg:width="1.144cm" svg:height="0.996cm" draw:transform="rotate (-3.14159265358979) translate (12.252cm 15.649cm)" svg:viewBox="0 0 1145 997" draw:points="1145,0 0,0 573,997">
            <text:p/>
          </draw:polygon>
          <draw:polygon draw:style-name="gr2" draw:text-style-name="P2" draw:layer="layout" svg:width="1.146cm" svg:height="0.996cm" draw:transform="rotate (-3.14159265358979) translate (13.404cm 15.649cm)" svg:viewBox="0 0 1147 997" draw:points="1147,0 0,0 573,997">
            <text:p/>
          </draw:polygon>
          <draw:line draw:style-name="gr4" draw:text-style-name="P4" draw:layer="layout" svg:x1="10.398cm" svg:y1="14.333cm" svg:x2="11.463cm" svg:y2="14.333cm">
            <text:p/>
          </draw:line>
          <draw:frame draw:style-name="gr5" draw:text-style-name="P6" draw:layer="layout" svg:width="3.079cm" svg:height="0.63cm" svg:x="7.967cm" svg:y="15.632cm">
            <draw:text-box>
              <text:p text:style-name="P5"><text:span text:style-name="T1">figure de départ</text:span></text:p>
            </draw:text-box>
          </draw:frame>
          <draw:frame draw:style-name="gr6" draw:text-style-name="P6" draw:layer="layout" svg:width="1.733cm" svg:height="0.63cm" svg:x="11.484cm" svg:y="15.656cm">
            <draw:text-box>
              <text:p text:style-name="P5"><text:span text:style-name="T1">figure 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Lucida Sans Unicode" svg:font-family="'Lucida Sans Unicode'" style:font-pitch="variable"/>
    <style:font-face style:name="Tahoma2" svg:font-family="Tahoma" style:font-pitch="variable"/>
    <style:font-face style:name="Tahoma1" svg:font-family="Tahoma, Lucidasans, 'Lucida Sans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11:25:41.294528305</meta:creation-date>
    <dc:date>2018-03-02T11:26:20.046104241</dc:date>
    <meta:editing-duration>PT39S</meta:editing-duration>
    <meta:editing-cycles>1</meta:editing-cycles>
    <meta:document-statistic meta:object-count="9"/>
    <meta:generator>LibreOffice/6.0.0.3$MacOSX_X86_64 LibreOffice_project/64a0f66915f38c6217de274f0aa8e15618924765</meta:generator>
  </office:meta>
</office:document-meta>
</file>